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b5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адание</text:p>
      <text:p text:style-name="Standard">В соответствии с выбранным вариантом необходимо:</text:p>
      <text:p text:style-name="Standard">1. Провести анализ предметной области возможного применения проектируемого</text:p>
      <text:p text:style-name="Standard">класса <text:span text:style-name="T1">(привести аналоги из </text:span><text:a xlink:type="simple" xlink:href="https://en.cppreference.com/w/cpp/container/set" text:style-name="Internet_20_link" text:visited-style-name="Visited_20_Internet_20_Link"><text:span text:style-name="T1">https://en.cppreference.com/w/cpp/container/set</text:span></text:a><text:span text:style-name="T1"> и https://docs.python.org/3/library/stdtypes.html#set-types-set-frozenset)</text:span></text:p>
      <text:p text:style-name="Standard">2. Провести анализ функциональности проектируемого класса. <text:span text:style-name="T1">(посмотреть, какие функции пересекаются )</text:span></text:p>
      <text:p text:style-name="Standard">3. Разработать интерфейс класса.</text:p>
      <text:p text:style-name="Standard">4. В соответствии с разработанным интерфейсом спроектировать тестовое приложение.</text:p>
      <text:p text:style-name="Standard">5. Выполнить проектирование класса, обоснованно выбирая:</text:p>
      <text:p text:style-name="Standard">необходимые поля класса;</text:p>
      <text:p text:style-name="Standard">методы класса, включив в обязательном порядке операции вставки, удаления,</text:p>
      <text:p text:style-name="Standard"><text:span text:style-name="T1">проверка</text:span> <text:span text:style-name="T1">вхождения</text:span> элементов.</text:p>
      <text:p text:style-name="Standard">6. Провести проектирование алгоритмов, лежащих в основе разрабатываемых методов. <text:span text:style-name="T1">(хэш таблица)</text:span></text:p>
      <text:p text:style-name="Standard">7. Реализовать полученное проектное решение.</text:p>
      <text:p text:style-name="Standard">8. Реализовать тестовое приложение и провести тестирование разработанного и</text:p>
      <text:p text:style-name="Standard">реализованного класса.</text:p>
      <text:p text:style-name="Standard">9. Провести исследование одной из операций (вставка, удаление, изменение, поиск) над</text:p>
      <text:p text:style-name="Standard">элементами. Построить зависимость времени выполнения операции от числа</text:p>
      <text:p text:style-name="Standard">элементов, над которыми она выполняется.</text:p>
      <text:p text:style-name="Standard">10. Оценить асимптотическую сложность реализованных алгоритмов вставки, удаления и</text:p>
      <text:p text:style-name="Standard">поиска элементов класс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15:54.758903709</meta:creation-date>
    <dc:date>2024-05-17T14:30:39.382149672</dc:date>
    <meta:editing-duration>PT3M6S</meta:editing-duration>
    <meta:editing-cycles>1</meta:editing-cycles>
    <meta:document-statistic meta:table-count="0" meta:image-count="0" meta:object-count="0" meta:page-count="1" meta:paragraph-count="20" meta:word-count="130" meta:character-count="1209" meta:non-whitespace-character-count="1099"/>
    <meta:generator>LibreOffice/7.3.7.2$Linux_X86_64 LibreOffice_project/30$Build-2</meta:generator>
  </office:meta>
</office:document-meta>
</file>